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3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5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e8f2a1" fo:border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229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231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e8f2a1" fo:border="0.74pt solid #000000"/>
    </style:style>
    <style:style style:name="ce233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0"/>
        <table:table-column table:style-name="co2" table:default-cell-style-name="Default"/>
        <table:table-column table:style-name="co2" table:default-cell-style-name="ce180"/>
        <table:table-column table:style-name="co2" table:default-cell-style-name="ce201"/>
        <table:table-column table:style-name="co2" table:number-columns-repeated="2" table:default-cell-style-name="ce207"/>
        <table:table-column table:style-name="co2" table:default-cell-style-name="ce201"/>
        <table:table-column table:style-name="co2" table:default-cell-style-name="ce216"/>
        <table:table-column table:style-name="co2" table:default-cell-style-name="ce222"/>
        <table:table-column table:style-name="co3" table:number-columns-repeated="11" table:default-cell-style-name="ce228"/>
        <table:table-column table:style-name="co3" table:default-cell-style-name="ce240"/>
        <table:table-column table:style-name="co3" table:number-columns-repeated="9" table:default-cell-style-name="ce244"/>
        <table:table-column table:style-name="co3" table:number-columns-repeated="3" table:default-cell-style-name="ce248"/>
        <table:table-row table:style-name="ro1">
          <table:table-cell table:style-name="ce162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78"/>
          <table:covered-table-cell table:style-name="ce221"/>
          <table:table-cell table:style-name="ce227" office:value-type="date" office:date-value="2022-01-01" calcext:value-type="date">
            <text:p>01.01.22</text:p>
          </table:table-cell>
          <table:table-cell table:style-name="ce227" office:value-type="date" office:date-value="2022-02-01" calcext:value-type="date">
            <text:p>01.02.22</text:p>
          </table:table-cell>
          <table:table-cell table:style-name="ce227" office:value-type="date" office:date-value="2022-03-01" calcext:value-type="date">
            <text:p>01.03.22</text:p>
          </table:table-cell>
          <table:table-cell table:style-name="ce227" office:value-type="date" office:date-value="2022-04-01" calcext:value-type="date">
            <text:p>01.04.22</text:p>
          </table:table-cell>
          <table:table-cell table:style-name="ce227" office:value-type="date" office:date-value="2022-05-01" calcext:value-type="date">
            <text:p>01.05.22</text:p>
          </table:table-cell>
          <table:table-cell table:style-name="ce227" office:value-type="date" office:date-value="2022-06-01" calcext:value-type="date">
            <text:p>01.06.22</text:p>
          </table:table-cell>
          <table:table-cell table:style-name="ce227" office:value-type="date" office:date-value="2022-07-01" calcext:value-type="date">
            <text:p>01.07.22</text:p>
          </table:table-cell>
          <table:table-cell table:style-name="ce227" office:value-type="date" office:date-value="2022-08-01" calcext:value-type="date">
            <text:p>01.08.22</text:p>
          </table:table-cell>
          <table:table-cell table:style-name="ce227" office:value-type="date" office:date-value="2022-09-01" calcext:value-type="date">
            <text:p>01.09.22</text:p>
          </table:table-cell>
          <table:table-cell table:style-name="ce227" office:value-type="date" office:date-value="2022-10-01" calcext:value-type="date">
            <text:p>01.10.22</text:p>
          </table:table-cell>
          <table:table-cell table:style-name="ce227" office:value-type="date" office:date-value="2022-11-01" calcext:value-type="date">
            <text:p>01.11.22</text:p>
          </table:table-cell>
          <table:table-cell table:style-name="ce239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</table:table-row>
        <table:table-row table:style-name="ro2">
          <table:table-cell table:style-name="ce162"/>
          <table:table-cell table:style-name="ce178" table:number-columns-repeated="7"/>
          <table:table-cell table:style-name="ce221"/>
          <table:table-cell table:style-name="ce55" table:number-columns-repeated="11"/>
          <table:table-cell table:style-name="ce66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63" office:value-type="string" calcext:value-type="string">
            <text:p>Posten</text:p>
          </table:table-cell>
          <table:table-cell table:style-name="ce12" office:value-type="string" calcext:value-type="string" table:number-columns-spanned="2" table:number-rows-spanned="1">
            <text:p>Budget</text:p>
          </table:table-cell>
          <table:covered-table-cell table:style-name="ce12"/>
          <table:table-cell table:style-name="ce199"/>
          <table:table-cell table:style-name="ce31" office:value-type="string" calcext:value-type="string" table:number-columns-spanned="2" table:number-rows-spanned="1">
            <text:p>Effektiv</text:p>
          </table:table-cell>
          <table:covered-table-cell table:style-name="ce31"/>
          <table:table-cell table:style-name="ce199"/>
          <table:table-cell table:style-name="ce39" office:value-type="string" calcext:value-type="string" table:number-columns-spanned="2" table:number-rows-spanned="1">
            <text:p>Studienfall</text:p>
          </table:table-cell>
          <table:covered-table-cell table:style-name="ce39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3">
          <table:table-cell table:style-name="ce163"/>
          <table:table-cell table:style-name="ce12" office:value-type="string" calcext:value-type="string">
            <text:p>soll</text:p>
          </table:table-cell>
          <table:table-cell table:style-name="ce12" office:value-type="string" calcext:value-type="string">
            <text:p>haben</text:p>
          </table:table-cell>
          <table:table-cell table:style-name="ce200"/>
          <table:table-cell table:style-name="ce31" office:value-type="string" calcext:value-type="string">
            <text:p>soll</text:p>
          </table:table-cell>
          <table:table-cell table:style-name="ce31" office:value-type="string" calcext:value-type="string">
            <text:p>haben</text:p>
          </table:table-cell>
          <table:table-cell table:style-name="ce200"/>
          <table:table-cell table:style-name="ce215" office:value-type="string" calcext:value-type="string">
            <text:p>soll</text:p>
          </table:table-cell>
          <table:table-cell table:style-name="ce39" office:value-type="string" calcext:value-type="string">
            <text:p>habe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Abfallsäcke</text:p>
          </table:table-cell>
          <table:table-cell table:style-name="ce180" office:value-type="float" office:value="10" calcext:value-type="float">
            <text:p>10.00</text:p>
          </table:table-cell>
          <table:table-cell table:number-columns-repeated="2"/>
          <table:table-cell table:formula="of:=[.B5]" office:value-type="float" office:value="10" calcext:value-type="float">
            <text:p>10.00</text:p>
          </table:table-cell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10" calcext:value-type="float">
            <text:p>10.00</text:p>
          </table:table-cell>
          <table:table-cell table:formula="of:=[.F5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0"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6]" office:value-type="float" office:value="0" calcext:value-type="float">
            <text:p>0.00</text:p>
          </table:table-cell>
          <table:table-cell/>
          <table:table-cell table:formula="of:=[.E6]" office:value-type="float" office:value="0" calcext:value-type="float">
            <text:p>0.00</text:p>
          </table:table-cell>
          <table:table-cell table:style-name="ce48" table:formula="of:=[.F6]" office:value-type="float" office:value="0" calcext:value-type="float">
            <text:p>0.00</text:p>
          </table:table-cell>
          <table:table-cell table:number-columns-repeated="10"/>
          <table:table-cell table:style-name="ce229"/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Billag</text:p>
          </table:table-cell>
          <table:table-cell table:style-name="ce180"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 table:number-columns-repeated="2"/>
          <table:table-cell table:formula="of:=[.F8]" office:value-type="float" office:value="0" calcext:value-type="float">
            <text:p>0.00</text:p>
          </table:table-cell>
          <table:table-cell table:formula="of:=[.B8]*12" office:value-type="float" office:value="335" calcext:value-type="float">
            <text:p>335</text:p>
          </table:table-cell>
          <table:table-cell table:number-columns-repeated="11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ücher / Lizenzen</text:p>
          </table:table-cell>
          <table:table-cell table:style-name="ce180" office:value-type="float" office:value="50" calcext:value-type="float">
            <text:p>50.00</text:p>
          </table:table-cell>
          <table:table-cell table:number-columns-repeated="3"/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0" calcext:value-type="float">
            <text:p>0.00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Cablecom</text:p>
          </table:table-cell>
          <table:table-cell table:style-name="ce180" office:value-type="float" office:value="124.35" calcext:value-type="float">
            <text:p>124.35</text:p>
          </table:table-cell>
          <table:table-cell table:number-columns-repeated="2"/>
          <table:table-cell table:formula="of:=[.B10]" office:value-type="float" office:value="124.35" calcext:value-type="float">
            <text:p>124.35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124.35" calcext:value-type="float">
            <text:p>124.35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11" table:style-name="ce229" office:value-type="float" office:value="124.35" calcext:value-type="float">
            <text:p>124.35</text:p>
          </table:table-cell>
          <table:table-cell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3">
          <table:table-cell office:value-type="string" calcext:value-type="string">
            <text:p>Coiffeur</text:p>
          </table:table-cell>
          <table:table-cell table:style-name="ce180"/>
          <table:table-cell table:number-columns-repeated="2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/>
          <table:table-cell table:formula="of:=[.E11]" office:value-type="float" office:value="0" calcext:value-type="float">
            <text:p>0.00</text:p>
          </table:table-cell>
          <table:table-cell table:formula="of:=[.F11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Elektronik</text:p>
          </table:table-cell>
          <table:table-cell table:style-name="ce180"/>
          <table:table-cell table:number-columns-repeated="2"/>
          <table:table-cell table:formula="of:=[.B12]" office:value-type="float" office:value="0" calcext:value-type="float">
            <text:p>0.00</text:p>
          </table:table-cell>
          <table:table-cell table:formula="of:=[.C12]" office:value-type="float" office:value="0" calcext:value-type="float">
            <text:p>0.00</text:p>
          </table:table-cell>
          <table:table-cell table:number-columns-repeated="2"/>
          <table:table-cell table:formula="of:=[.F12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229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7"/>
          <table:table-cell table:style-name="ce245"/>
          <table:table-cell table:number-columns-repeated="6"/>
        </table:table-row>
        <table:table-row table:style-name="ro3">
          <table:table-cell table:style-name="ce172" office:value-type="string" calcext:value-type="string">
            <text:p>Essen</text:p>
          </table:table-cell>
          <table:table-cell table:style-name="ce181" office:value-type="float" office:value="300" calcext:value-type="float">
            <text:p>300.00</text:p>
          </table:table-cell>
          <table:table-cell table:number-columns-repeated="2"/>
          <table:table-cell table:formula="of:=[.B13]" office:value-type="float" office:value="300" calcext:value-type="float">
            <text:p>300.00</text:p>
          </table:table-cell>
          <table:table-cell table:number-columns-repeated="2"/>
          <table:table-cell table:formula="of:=[.E13]" office:value-type="float" office:value="300" calcext:value-type="float">
            <text:p>300.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style-name="ce180"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Haushalt Artikel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5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Hausrat Versicherung</text:p>
          </table:table-cell>
          <table:table-cell table:style-name="ce180"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6]" office:value-type="float" office:value="0" calcext:value-type="float">
            <text:p>0.00</text:p>
          </table:table-cell>
          <table:table-cell/>
          <table:table-cell table:formula="of:=[.E16]" office:value-type="float" office:value="0" calcext:value-type="float">
            <text:p>0.00</text:p>
          </table:table-cell>
          <table:table-cell table:formula="of:=[.F16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style-name="ce180"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6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Körperpflege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3"/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0" calcext:value-type="float">
            <text:p>0.0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Krankenkasse Selbstbehalt</text:p>
          </table:table-cell>
          <table:table-cell table:style-name="ce181"/>
          <table:table-cell table:number-columns-repeated="19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rankenkasse</text:p>
          </table:table-cell>
          <table:table-cell table:style-name="ce182" office:value-type="float" office:value="425.6" calcext:value-type="float">
            <text:p>425.60</text:p>
          </table:table-cell>
          <table:table-cell table:number-columns-repeated="2"/>
          <table:table-cell table:formula="of:=[.B21]" office:value-type="float" office:value="425.6" calcext:value-type="float">
            <text:p>425.6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425.6" calcext:value-type="float">
            <text:p>425.6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3">
          <table:table-cell office:value-type="string" calcext:value-type="string">
            <text:p>Lohn / IV</text:p>
          </table:table-cell>
          <table:table-cell table:style-name="ce180"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2]" office:value-type="float" office:value="0" calcext:value-type="float">
            <text:p>0.00</text:p>
          </table:table-cell>
          <table:table-cell table:formula="of:=[.C22]" office:value-type="float" office:value="3169" calcext:value-type="float">
            <text:p>3169.00</text:p>
          </table:table-cell>
          <table:table-cell/>
          <table:table-cell table:formula="of:=[.E22]" office:value-type="float" office:value="0" calcext:value-type="float">
            <text:p>0.00</text:p>
          </table:table-cell>
          <table:table-cell table:formula="of:=[.F22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<text:span text:style-name="T1">Geburtstag Maja, Lina, Domi, Kathi, Uschi</text:span>…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2"/>
          <table:table-cell table:formula="of:=[.B23]" office:value-type="float" office:value="50" calcext:value-type="float">
            <text:p>5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50" calcext:value-type="float">
            <text:p>5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6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style-name="ce180"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1050" calcext:value-type="float">
            <text:p>105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233" office:value-type="float" office:value="1050" calcext:value-type="float">
            <text:p>1050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 office:value-type="float" office:value="1150" calcext:value-type="float">
            <text:p>1150</text:p>
          </table:table-cell>
          <table:table-cell office:value-type="float" office:value="1050" calcext:value-type="float">
            <text:p>1050</text:p>
          </table:table-cell>
          <table:table-cell table:number-columns-repeated="10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style-name="ce180"/>
          <table:table-cell table:number-columns-repeated="2"/>
          <table:table-cell table:formula="of:=[.B25]" office:value-type="float" office:value="0" calcext:value-type="float">
            <text:p>0.00</text:p>
          </table:table-cell>
          <table:table-cell table:formula="of:=[.C25]" office:value-type="float" office:value="0" calcext:value-type="float">
            <text:p>0.00</text:p>
          </table:table-cell>
          <table:table-cell/>
          <table:table-cell table:formula="of:=[.E25]" office:value-type="float" office:value="0" calcext:value-type="float">
            <text:p>0.00</text:p>
          </table:table-cell>
          <table:table-cell table:formula="of:=[.F25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table:style-name="ce172" office:value-type="string" calcext:value-type="string">
            <text:p>Papeterie</text:p>
          </table:table-cell>
          <table:table-cell table:style-name="ce181"/>
          <table:table-cell table:number-columns-repeated="2"/>
          <table:table-cell table:formula="of:=[.B26]" office:value-type="float" office:value="0" calcext:value-type="float">
            <text:p>0.00</text:p>
          </table:table-cell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Salt</text:p>
          </table:table-cell>
          <table:table-cell table:style-name="ce180" office:value-type="float" office:value="31" calcext:value-type="float">
            <text:p>31.00</text:p>
          </table:table-cell>
          <table:table-cell table:number-columns-repeated="2"/>
          <table:table-cell table:formula="of:=[.B27]" office:value-type="float" office:value="31" calcext:value-type="float">
            <text:p>31.00</text:p>
          </table:table-cell>
          <table:table-cell table:number-columns-repeated="2"/>
          <table:table-cell table:formula="of:=[.E27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table:style-name="ce180" office:value-type="float" office:value="250" calcext:value-type="float">
            <text:p>250.00</text:p>
          </table:table-cell>
          <table:table-cell table:number-columns-repeated="3"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 table:style-name="ce230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233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6" office:value-type="float" office:value="466" calcext:value-type="float">
            <text:p>466</text:p>
          </table:table-cell>
          <table:table-cell table:number-columns-repeated="7" office:value-type="float" office:value="425" calcext:value-type="float">
            <text:p>4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rekte Bundessteuer</text:p>
          </table:table-cell>
          <table:table-cell table:style-name="ce180"/>
          <table:table-cell table:number-columns-repeated="13"/>
          <table:table-cell table:style-name="ce233" office:value-type="float" office:value="174.75" calcext:value-type="float">
            <text:p>174.75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Strom</text:p>
          </table:table-cell>
          <table:table-cell table:style-name="ce180"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3.75" calcext:value-type="float">
            <text:p>183.7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 table:style-name="ce180"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31]" office:value-type="float" office:value="43.9666666666667" calcext:value-type="float">
            <text:p>43.97</text:p>
          </table:table-cell>
          <table:table-cell table:formula="of:=[.C31]" office:value-type="float" office:value="0" calcext:value-type="float">
            <text:p>0.00</text:p>
          </table:table-cell>
          <table:table-cell/>
          <table:table-cell table:formula="of:=[.E31]" office:value-type="float" office:value="43.9666666666667" calcext:value-type="float">
            <text:p>43.97</text:p>
          </table:table-cell>
          <table:table-cell table:formula="of:=[.F31]" office:value-type="float" office:value="0" calcext:value-type="float">
            <text:p>0.00</text:p>
          </table:table-cell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173" office:value-type="string" calcext:value-type="string">
            <text:p>Tabak</text:p>
          </table:table-cell>
          <table:table-cell table:style-name="ce183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2]" office:value-type="float" office:value="0" calcext:value-type="float">
            <text:p>0.00</text:p>
          </table:table-cell>
          <table:table-cell/>
          <table:table-cell table:formula="of:=[.E32]" office:value-type="float" office:value="0" calcext:value-type="float">
            <text:p>0.00</text:p>
          </table:table-cell>
          <table:table-cell table:formula="of:=[.F32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Velo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5"/>
          <table:table-cell table:formula="of:=[.E33]" office:value-type="float" office:value="0" calcext:value-type="float">
            <text:p>0.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käfig</text:p>
          </table:table-cell>
          <table:table-cell table:style-name="ce180"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4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style-name="ce180"/>
          <table:table-cell table:number-columns-repeated="2"/>
          <table:table-cell table:formula="of:=[.B35]" office:value-type="float" office:value="0" calcext:value-type="float">
            <text:p>0.00</text:p>
          </table:table-cell>
          <table:table-cell table:formula="of:=[.C35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5]" office:value-type="float" office:value="0" calcext:value-type="float">
            <text:p>0.00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table:number-columns-repeated="11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style-name="ce180"/>
          <table:table-cell table:number-columns-repeated="2"/>
          <table:table-cell table:formula="of:=[.B36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ersten tage / depot</text:p>
          </table:table-cell>
          <table:table-cell table:style-name="ce180"/>
          <table:table-cell table:number-columns-repeated="2"/>
          <table:table-cell table:formula="of:=[.B37]" office:value-type="float" office:value="0" calcext:value-type="float">
            <text:p>0.00</text:p>
          </table:table-cell>
          <table:table-cell table:number-columns-repeated="16"/>
          <table:table-cell table:number-columns-repeated="9" office:value-type="float" office:value="100" calcext:value-type="float">
            <text:p>100</text:p>
          </table:table-cell>
          <table:table-cell table:number-columns-repeated="3" table:style-name="ce250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ce180"/>
          <table:table-cell table:number-columns-repeated="31"/>
        </table:table-row>
        <table:table-row table:style-name="ro3">
          <table:table-cell table:style-name="ce174" office:value-type="string" calcext:value-type="string">
            <text:p>Total</text:p>
          </table:table-cell>
          <table:table-cell table:style-name="ce192" table:formula="of:=SUM([.B5:.B38])" office:value-type="float" office:value="2761.29583333333" calcext:value-type="float">
            <text:p>2761.30</text:p>
          </table:table-cell>
          <table:table-cell table:style-name="ce192" table:formula="of:=SUM([.C5:.C38])" office:value-type="float" office:value="3169" calcext:value-type="float">
            <text:p>3169.00</text:p>
          </table:table-cell>
          <table:table-cell table:style-name="ce202"/>
          <table:table-cell table:style-name="ce208"/>
          <table:table-cell table:style-name="ce208" table:formula="of:=SUM([.F5:.F38])-SUM([.E5:.E38])" office:value-type="float" office:value="1129.08333333333" calcext:value-type="float">
            <text:p>1129.08</text:p>
          </table:table-cell>
          <table:table-cell table:style-name="ce202"/>
          <table:table-cell table:style-name="ce217"/>
          <table:table-cell table:style-name="ce223" table:formula="of:=SUM([.I5:.I38])-SUM([.H5:.H38])" office:value-type="float" office:value="834.083333333334" calcext:value-type="float">
            <text:p>834.08</text:p>
          </table:table-cell>
          <table:table-cell table:formula="of:=SUM([.J3:.J38])" office:value-type="float" office:value="2436.85" calcext:value-type="float">
            <text:p>2436.85</text:p>
          </table:table-cell>
          <table:table-cell table:formula="of:=SUM([.K3:.K38])" office:value-type="float" office:value="2150.95" calcext:value-type="float">
            <text:p>2150.95</text:p>
          </table:table-cell>
          <table:table-cell table:formula="of:=SUM([.L3:.L38])" office:value-type="float" office:value="1719.95" calcext:value-type="float">
            <text:p>1719.95</text:p>
          </table:table-cell>
          <table:table-cell table:formula="of:=SUM([.M3:.M38])" office:value-type="float" office:value="2467.4" calcext:value-type="float">
            <text:p>2467.4</text:p>
          </table:table-cell>
          <table:table-cell table:formula="of:=SUM([.N3:.N38])" office:value-type="float" office:value="2901.7" calcext:value-type="float">
            <text:p>2901.7</text:p>
          </table:table-cell>
          <table:table-cell table:formula="of:=SUM([.O3:.O38])" office:value-type="float" office:value="2597.2" calcext:value-type="float">
            <text:p>2597.2</text:p>
          </table:table-cell>
          <table:table-cell table:formula="of:=SUM([.P3:.P38])" office:value-type="float" office:value="2669.55" calcext:value-type="float">
            <text:p>2669.55</text:p>
          </table:table-cell>
          <table:table-cell table:formula="of:=SUM([.Q3:.Q38])" office:value-type="float" office:value="2672.3" calcext:value-type="float">
            <text:p>2672.3</text:p>
          </table:table-cell>
          <table:table-cell table:formula="of:=SUM([.R3:.R38])" office:value-type="float" office:value="2485.5" calcext:value-type="float">
            <text:p>2485.5</text:p>
          </table:table-cell>
          <table:table-cell table:formula="of:=SUM([.S3:.S38])" office:value-type="float" office:value="2517.85" calcext:value-type="float">
            <text:p>2517.85</text:p>
          </table:table-cell>
          <table:table-cell table:formula="of:=SUM([.T3:.T38])" office:value-type="float" office:value="2279.95" calcext:value-type="float">
            <text:p>2279.95</text:p>
          </table:table-cell>
          <table:table-cell table:formula="of:=SUM([.U3:.U38])" office:value-type="float" office:value="2748.4" calcext:value-type="float">
            <text:p>2748.4</text:p>
          </table:table-cell>
          <table:table-cell table:formula="of:=SUM([.V3:.V38])" office:value-type="float" office:value="3062.85" calcext:value-type="float">
            <text:p>3062.85</text:p>
          </table:table-cell>
          <table:table-cell table:formula="of:=SUM([.W3:.W38])" office:value-type="float" office:value="2966.95" calcext:value-type="float">
            <text:p>2966.95</text:p>
          </table:table-cell>
          <table:table-cell table:formula="of:=SUM([.X3:.X38])" office:value-type="float" office:value="2870.95" calcext:value-type="float">
            <text:p>2870.95</text:p>
          </table:table-cell>
          <table:table-cell table:formula="of:=SUM([.Y3:.Y38])" office:value-type="float" office:value="2966.45" calcext:value-type="float">
            <text:p>2966.45</text:p>
          </table:table-cell>
          <table:table-cell table:formula="of:=SUM([.Z3:.Z38])" office:value-type="float" office:value="2725.95" calcext:value-type="float">
            <text:p>2725.95</text:p>
          </table:table-cell>
          <table:table-cell table:formula="of:=SUM([.AA3:.AA38])" office:value-type="float" office:value="2595.85" calcext:value-type="float">
            <text:p>2595.85</text:p>
          </table:table-cell>
          <table:table-cell table:formula="of:=SUM([.AB3:.AB38])" office:value-type="float" office:value="2576.85" calcext:value-type="float">
            <text:p>2576.85</text:p>
          </table:table-cell>
          <table:table-cell table:formula="of:=SUM([.AC3:.AC38])" office:value-type="float" office:value="2825.95" calcext:value-type="float">
            <text:p>2825.95</text:p>
          </table:table-cell>
          <table:table-cell table:formula="of:=SUM([.AD3:.AD38])" office:value-type="float" office:value="2594.95" calcext:value-type="float">
            <text:p>2594.95</text:p>
          </table:table-cell>
          <table:table-cell table:formula="of:=SUM([.AE3:.AE38])" office:value-type="float" office:value="2766.45" calcext:value-type="float">
            <text:p>2766.45</text:p>
          </table:table-cell>
          <table:table-cell table:formula="of:=SUM([.AF3:.AF38])" office:value-type="float" office:value="2562.5" calcext:value-type="float">
            <text:p>2562.5</text:p>
          </table:table-cell>
          <table:table-cell table:formula="of:=SUM([.AG3:.AG38])" office:value-type="float" office:value="2570.85" calcext:value-type="float">
            <text:p>2570.85</text:p>
          </table:table-cell>
        </table:table-row>
        <table:table-row table:style-name="ro3">
          <table:table-cell table:style-name="ce175"/>
          <table:table-cell table:style-name="ce193" table:number-columns-repeated="2"/>
          <table:table-cell table:style-name="ce203"/>
          <table:table-cell table:style-name="ce209" table:number-columns-repeated="2"/>
          <table:table-cell table:style-name="ce203"/>
          <table:table-cell table:style-name="ce218"/>
          <table:table-cell table:style-name="ce224"/>
          <table:table-cell table:number-columns-repeated="24"/>
        </table:table-row>
        <table:table-row table:style-name="ro3">
          <table:table-cell table:style-name="ce163" office:value-type="string" calcext:value-type="string">
            <text:p>Total</text:p>
          </table:table-cell>
          <table:table-cell table:style-name="ce194" table:formula="of:=[.C39]-[.B39]" office:value-type="float" office:value="407.704166666666" calcext:value-type="float" table:number-columns-spanned="2" table:number-rows-spanned="1">
            <text:p>407.70</text:p>
          </table:table-cell>
          <table:covered-table-cell table:style-name="ce197"/>
          <table:table-cell table:style-name="ce204"/>
          <table:table-cell table:style-name="ce210" table:formula="of:=[.F39]/30" office:value-type="float" office:value="37.6361111111111" calcext:value-type="float" table:number-columns-spanned="2" table:number-rows-spanned="1">
            <text:p>37.64</text:p>
          </table:table-cell>
          <table:covered-table-cell table:style-name="ce212"/>
          <table:table-cell table:style-name="ce204"/>
          <table:table-cell table:style-name="ce219" table:formula="of:=[.I39]/30" office:value-type="float" office:value="27.8027777777778" calcext:value-type="float" table:number-columns-spanned="2" table:number-rows-spanned="1">
            <text:p>27.80</text:p>
          </table:table-cell>
          <table:covered-table-cell table:style-name="ce225"/>
          <table:table-cell table:style-name="ce231" table:formula="of:=[.I22]-[.J39]" office:value-type="float" office:value="732.15" calcext:value-type="float">
            <text:p>732.15</text:p>
          </table:table-cell>
          <table:table-cell table:style-name="ce231" table:formula="of:=[.I22]-[.K39]" office:value-type="float" office:value="1018.05" calcext:value-type="float">
            <text:p>1018.05</text:p>
          </table:table-cell>
          <table:table-cell table:style-name="ce231" table:formula="of:=[.I22]-[.L39]" office:value-type="float" office:value="1449.05" calcext:value-type="float">
            <text:p>1449.05</text:p>
          </table:table-cell>
          <table:table-cell table:style-name="ce231" table:formula="of:=[.L22]-[.M39]" office:value-type="float" office:value="-2467.4" calcext:value-type="float">
            <text:p>-2467.4</text:p>
          </table:table-cell>
          <table:table-cell table:style-name="ce231" table:formula="of:=[.I22]-[.N39]" office:value-type="float" office:value="267.3" calcext:value-type="float">
            <text:p>267.3</text:p>
          </table:table-cell>
          <table:table-cell table:style-name="ce231" table:formula="of:=[.I22]-[.O39]" office:value-type="float" office:value="571.8" calcext:value-type="float">
            <text:p>571.8</text:p>
          </table:table-cell>
          <table:table-cell table:style-name="ce231" table:formula="of:=[.I22]-[.P39]" office:value-type="float" office:value="499.45" calcext:value-type="float">
            <text:p>499.45</text:p>
          </table:table-cell>
          <table:table-cell table:style-name="ce231" table:formula="of:=[.I22]-[.Q39]" office:value-type="float" office:value="496.7" calcext:value-type="float">
            <text:p>496.7</text:p>
          </table:table-cell>
          <table:table-cell table:style-name="ce231" table:formula="of:=[.I22]-[.R39]" office:value-type="float" office:value="683.5" calcext:value-type="float">
            <text:p>683.5</text:p>
          </table:table-cell>
          <table:table-cell table:style-name="ce231" table:formula="of:=[.I22]-[.S39]" office:value-type="float" office:value="651.15" calcext:value-type="float">
            <text:p>651.15</text:p>
          </table:table-cell>
          <table:table-cell table:style-name="ce231" table:formula="of:=[.I22]-[.T39]" office:value-type="float" office:value="889.05" calcext:value-type="float">
            <text:p>889.05</text:p>
          </table:table-cell>
          <table:table-cell table:style-name="ce69" table:formula="of:=[.U2]-[.U39]" office:value-type="float" office:value="420.6" calcext:value-type="float">
            <text:p>420.6</text:p>
          </table:table-cell>
          <table:table-cell table:style-name="ce247" table:formula="of:=[.V2]-[.V39]" office:value-type="float" office:value="106.15" calcext:value-type="float">
            <text:p>106.15</text:p>
          </table:table-cell>
          <table:table-cell table:style-name="ce247" table:formula="of:=[.W2]-[.W39]" office:value-type="float" office:value="202.05" calcext:value-type="float">
            <text:p>202.05</text:p>
          </table:table-cell>
          <table:table-cell table:style-name="ce247" table:formula="of:=[.X2]-[.X39]" office:value-type="float" office:value="298.05" calcext:value-type="float">
            <text:p>298.05</text:p>
          </table:table-cell>
          <table:table-cell table:style-name="ce247" table:formula="of:=[.Y2]-[.Y39]" office:value-type="float" office:value="202.55" calcext:value-type="float">
            <text:p>202.55</text:p>
          </table:table-cell>
          <table:table-cell table:style-name="ce247" table:formula="of:=[.Z2]-[.Z39]" office:value-type="float" office:value="443.05" calcext:value-type="float">
            <text:p>443.05</text:p>
          </table:table-cell>
          <table:table-cell table:style-name="ce247" table:formula="of:=[.AA2]-[.AA39]" office:value-type="float" office:value="573.15" calcext:value-type="float">
            <text:p>573.15</text:p>
          </table:table-cell>
          <table:table-cell table:style-name="ce247" table:formula="of:=[.AB2]-[.AB39]" office:value-type="float" office:value="592.15" calcext:value-type="float">
            <text:p>592.15</text:p>
          </table:table-cell>
          <table:table-cell table:style-name="ce247" table:formula="of:=[.AC2]-[.AC39]" office:value-type="float" office:value="343.05" calcext:value-type="float">
            <text:p>343.05</text:p>
          </table:table-cell>
          <table:table-cell table:style-name="ce247" table:formula="of:=[.AD2]-[.AD39]" office:value-type="float" office:value="574.05" calcext:value-type="float">
            <text:p>574.05</text:p>
          </table:table-cell>
          <table:table-cell table:style-name="ce247" table:formula="of:=[.AE2]-[.AE39]" office:value-type="float" office:value="402.55" calcext:value-type="float">
            <text:p>402.55</text:p>
          </table:table-cell>
          <table:table-cell table:style-name="ce247" table:formula="of:=[.AF2]-[.AF39]" office:value-type="float" office:value="606.5" calcext:value-type="float">
            <text:p>606.5</text:p>
          </table:table-cell>
          <table:table-cell table:style-name="ce247" table:formula="of:=[.AG2]-[.AG39]" office:value-type="float" office:value="598.15" calcext:value-type="float">
            <text:p>598.15</text:p>
          </table:table-cell>
        </table:table-row>
        <table:table-row table:style-name="ro3">
          <table:table-cell table:style-name="ce176" office:value-type="string" calcext:value-type="string">
            <text:p>Pro Tag</text:p>
          </table:table-cell>
          <table:table-cell table:style-name="ce195" table:formula="of:=[.B41]/30" office:value-type="float" office:value="13.5901388888889" calcext:value-type="float" table:number-columns-spanned="2" table:number-rows-spanned="1">
            <text:p>13.59</text:p>
          </table:table-cell>
          <table:covered-table-cell table:style-name="ce198"/>
          <table:table-cell table:style-name="ce205"/>
          <table:table-cell table:style-name="ce211" table:formula="of:=[.E41]/30" office:value-type="float" office:value="1.25453703703704" calcext:value-type="float" table:number-columns-spanned="2" table:number-rows-spanned="1">
            <text:p>1.25</text:p>
          </table:table-cell>
          <table:covered-table-cell table:style-name="ce213"/>
          <table:table-cell table:style-name="ce205"/>
          <table:table-cell table:style-name="ce220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226"/>
          <table:table-cell table:style-name="ce232" table:formula="of:=[.J41]/30" office:value-type="float" office:value="24.405" calcext:value-type="float">
            <text:p>24.405</text:p>
          </table:table-cell>
          <table:table-cell table:style-name="ce232" table:formula="of:=[.K41]/30" office:value-type="float" office:value="33.935" calcext:value-type="float">
            <text:p>33.935</text:p>
          </table:table-cell>
          <table:table-cell table:style-name="ce232" table:formula="of:=[.L41]/30" office:value-type="float" office:value="48.3016666666667" calcext:value-type="float">
            <text:p>48.3016666666667</text:p>
          </table:table-cell>
          <table:table-cell table:style-name="ce232" table:formula="of:=[.M41]/30" office:value-type="float" office:value="-82.2466666666667" calcext:value-type="float">
            <text:p>-82.2466666666667</text:p>
          </table:table-cell>
          <table:table-cell table:style-name="ce232" table:formula="of:=[.N41]/30" office:value-type="float" office:value="8.91000000000001" calcext:value-type="float">
            <text:p>8.91000000000001</text:p>
          </table:table-cell>
          <table:table-cell table:style-name="ce232" table:formula="of:=[.O41]/30" office:value-type="float" office:value="19.06" calcext:value-type="float">
            <text:p>19.06</text:p>
          </table:table-cell>
          <table:table-cell table:style-name="ce232" table:formula="of:=[.P41]/30" office:value-type="float" office:value="16.6483333333333" calcext:value-type="float">
            <text:p>16.6483333333333</text:p>
          </table:table-cell>
          <table:table-cell table:style-name="ce232" table:formula="of:=[.Q41]/30" office:value-type="float" office:value="16.5566666666667" calcext:value-type="float">
            <text:p>16.5566666666667</text:p>
          </table:table-cell>
          <table:table-cell table:style-name="ce232" table:formula="of:=[.R41]/30" office:value-type="float" office:value="22.7833333333333" calcext:value-type="float">
            <text:p>22.7833333333333</text:p>
          </table:table-cell>
          <table:table-cell table:style-name="ce232" table:formula="of:=[.S41]/30" office:value-type="float" office:value="21.705" calcext:value-type="float">
            <text:p>21.705</text:p>
          </table:table-cell>
          <table:table-cell table:style-name="ce232" table:formula="of:=[.T41]/30" office:value-type="float" office:value="29.635" calcext:value-type="float">
            <text:p>29.635</text:p>
          </table:table-cell>
          <table:table-cell table:style-name="ce242" table:formula="of:=[.U41]/30" office:value-type="float" office:value="14.02" calcext:value-type="float">
            <text:p>14.02</text:p>
          </table:table-cell>
          <table:table-cell table:style-name="ce248" table:formula="of:=[.V41]/30" office:value-type="float" office:value="3.53833333333334" calcext:value-type="float">
            <text:p>3.53833333333334</text:p>
          </table:table-cell>
          <table:table-cell table:style-name="ce248" table:formula="of:=[.W41]/30" office:value-type="float" office:value="6.73500000000001" calcext:value-type="float">
            <text:p>6.73500000000001</text:p>
          </table:table-cell>
          <table:table-cell table:style-name="ce248" table:formula="of:=[.X41]/30" office:value-type="float" office:value="9.93500000000001" calcext:value-type="float">
            <text:p>9.93500000000001</text:p>
          </table:table-cell>
          <table:table-cell table:style-name="ce248" table:formula="of:=[.Y41]/30" office:value-type="float" office:value="6.75166666666667" calcext:value-type="float">
            <text:p>6.75166666666667</text:p>
          </table:table-cell>
          <table:table-cell table:style-name="ce248" table:formula="of:=[.Z41]/30" office:value-type="float" office:value="14.7683333333333" calcext:value-type="float">
            <text:p>14.7683333333333</text:p>
          </table:table-cell>
          <table:table-cell table:style-name="ce248" table:formula="of:=[.AA41]/30" office:value-type="float" office:value="19.105" calcext:value-type="float">
            <text:p>19.105</text:p>
          </table:table-cell>
          <table:table-cell table:style-name="ce248" table:formula="of:=[.AB41]/30" office:value-type="float" office:value="19.7383333333333" calcext:value-type="float">
            <text:p>19.7383333333333</text:p>
          </table:table-cell>
          <table:table-cell table:style-name="ce248" table:formula="of:=[.AC41]/30" office:value-type="float" office:value="11.435" calcext:value-type="float">
            <text:p>11.435</text:p>
          </table:table-cell>
          <table:table-cell table:style-name="ce248" table:formula="of:=[.AD41]/30" office:value-type="float" office:value="19.135" calcext:value-type="float">
            <text:p>19.135</text:p>
          </table:table-cell>
          <table:table-cell table:formula="of:=[.AE41]/30" office:value-type="float" office:value="13.4183333333333" calcext:value-type="float">
            <text:p>13.4183333333333</text:p>
          </table:table-cell>
          <table:table-cell table:formula="of:=[.AF41]/30" office:value-type="float" office:value="20.2166666666667" calcext:value-type="float">
            <text:p>20.2166666666667</text:p>
          </table:table-cell>
          <table:table-cell table:formula="of:=[.AG41]/30" office:value-type="float" office:value="19.9383333333333" calcext:value-type="float">
            <text:p>19.9383333333333</text:p>
          </table:table-cell>
        </table:table-row>
        <table:table-row table:style-name="ro3">
          <table:table-cell table:style-name="ce177"/>
          <table:table-cell table:style-name="ce196" table:number-columns-repeated="8"/>
          <table:table-cell table:style-name="Default" table:number-columns-repeated="24"/>
        </table:table-row>
        <table:table-row table:style-name="ro4">
          <table:table-cell table:style-name="Default"/>
          <table:table-cell/>
          <table:table-cell table:style-name="Default" table:number-columns-repeated="31"/>
        </table:table-row>
        <table:table-row table:style-name="ro4">
          <table:table-cell table:style-name="Default"/>
          <table:table-cell/>
          <table:table-cell table:style-name="Default" table:number-columns-repeated="17"/>
          <table:table-cell table:style-name="Default" office:value-type="float" office:value="74" calcext:value-type="float">
            <text:p>74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office:value-type="float" office:value="3235" calcext:value-type="float">
            <text:p>3235</text:p>
          </table:table-cell>
          <table:table-cell table:style-name="Default" office:value-type="float" office:value="3361" calcext:value-type="float">
            <text:p>3361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1487" calcext:value-type="float">
            <text:p>1487</text:p>
          </table:table-cell>
          <table:table-cell table:style-name="Default" office:value-type="float" office:value="1571" calcext:value-type="float">
            <text:p>1571</text:p>
          </table:table-cell>
          <table:table-cell table:style-name="Default" office:value-type="float" office:value="1644" calcext:value-type="float">
            <text:p>1644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office:value-type="float" office:value="1426" calcext:value-type="float">
            <text:p>1426</text:p>
          </table:table-cell>
          <table:table-cell table:style-name="Default" office:value-type="float" office:value="1504" calcext:value-type="float">
            <text:p>1504</text:p>
          </table:table-cell>
          <table:table-cell table:style-name="Default" office:value-type="float" office:value="1562" calcext:value-type="float">
            <text:p>1562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office:value-type="float" office:value="2745" calcext:value-type="float">
            <text:p>2745</text:p>
          </table:table-cell>
          <table:table-cell table:style-name="Default" office:value-type="float" office:value="2833" calcext:value-type="float">
            <text:p>2833</text:p>
          </table:table-cell>
          <table:table-cell table:style-name="Default" office:value-type="float" office:value="2897" calcext:value-type="float">
            <text:p>2897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763" calcext:value-type="float">
            <text:p>763</text:p>
          </table:table-cell>
          <table:table-cell table:style-name="Default" office:value-type="float" office:value="780" calcext:value-type="float">
            <text:p>780</text:p>
          </table:table-cell>
          <table:table-cell table:style-name="Default" office:value-type="float" office:value="794" calcext:value-type="float">
            <text:p>794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51" calcext:value-type="float">
            <text:p>751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office:value-type="float" office:value="804" calcext:value-type="float">
            <text:p>804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office:value-type="float" office:value="6788" calcext:value-type="float">
            <text:p>6788</text:p>
          </table:table-cell>
          <table:table-cell table:style-name="Default" office:value-type="float" office:value="7079" calcext:value-type="float">
            <text:p>7079</text:p>
          </table:table-cell>
          <table:table-cell table:style-name="Default" office:value-type="float" office:value="7281" calcext:value-type="float">
            <text:p>7281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office:value-type="float" office:value="24566" calcext:value-type="float">
            <text:p>24566</text:p>
          </table:table-cell>
          <table:table-cell table:style-name="Default" office:value-type="float" office:value="24656" calcext:value-type="float">
            <text:p>24656</text:p>
          </table:table-cell>
          <table:table-cell table:style-name="Default" office:value-type="float" office:value="24749" calcext:value-type="float">
            <text:p>24749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office:value-type="float" office:value="19828" calcext:value-type="float">
            <text:p>19828</text:p>
          </table:table-cell>
          <table:table-cell table:style-name="Default" office:value-type="float" office:value="19916" calcext:value-type="float">
            <text:p>19916</text:p>
          </table:table-cell>
          <table:table-cell table:style-name="Default" office:value-type="float" office:value="19990" calcext:value-type="float">
            <text:p>19990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31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3" calcext:value-type="float">
            <text:p>3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5" calcext:value-type="float">
            <text:p>5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12648" calcext:value-type="float">
            <text:p>12648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115087" calcext:value-type="float">
            <text:p>115087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31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2323" calcext:value-type="float">
            <text:p>2323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1196" calcext:value-type="float">
            <text:p>1196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6944" calcext:value-type="float">
            <text:p>6944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37713" calcext:value-type="float">
            <text:p>37713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27" calcext:value-type="float">
            <text:p>27</text:p>
          </table:table-cell>
          <table:table-cell table:style-name="Default" table:number-columns-repeated="13"/>
        </table:table-row>
        <table:table-row table:style-name="ro4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4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Stunden</text:p>
          </table:table-cell>
          <table:table-cell table:style-name="Default" table:formula="of:=[.P68]/60" office:value-type="float" office:value="3944.93333333333" calcext:value-type="float">
            <text:p>3944.93333333333</text:p>
          </table:table-cell>
          <table:table-cell table:style-name="Default" table:number-columns-repeated="2"/>
          <table:table-cell table:style-name="Default" table:formula="of:=SUM([.P46:.P65])" office:value-type="float" office:value="236696" calcext:value-type="float">
            <text:p>236696</text:p>
          </table:table-cell>
          <table:table-cell table:style-name="Default" table:formula="of:=SUM([.Q46:.Q65])" office:value-type="float" office:value="236931" calcext:value-type="float">
            <text:p>236931</text:p>
          </table:table-cell>
          <table:table-cell table:style-name="Default" table:formula="of:=SUM([.R46:.R65])" office:value-type="float" office:value="237375" calcext:value-type="float">
            <text:p>237375</text:p>
          </table:table-cell>
          <table:table-cell table:style-name="Default" table:formula="of:=SUM([.S46:.S65])" office:value-type="float" office:value="238293" calcext:value-type="float">
            <text:p>238293</text:p>
          </table:table-cell>
          <table:table-cell table:style-name="Default" table:formula="of:=SUM([.T46:.T65])" office:value-type="float" office:value="239028" calcext:value-type="float">
            <text:p>239028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Tage</text:p>
          </table:table-cell>
          <table:table-cell table:style-name="Default" table:formula="of:=[.M68]/24" office:value-type="float" office:value="164.372222222222" calcext:value-type="float">
            <text:p>164.372222222222</text:p>
          </table:table-cell>
          <table:table-cell table:style-name="Default" office:value-type="string" calcext:value-type="string">
            <text:p>Annahme 1 Minute konsum pro meinem video</text:p>
          </table:table-cell>
          <table:table-cell table:style-name="Default" table:number-columns-repeated="2"/>
          <table:table-cell table:style-name="Default" table:formula="of:=[.Q68]-[.P68]" office:value-type="float" office:value="235" calcext:value-type="float">
            <text:p>235</text:p>
          </table:table-cell>
          <table:table-cell table:style-name="Default" table:formula="of:=[.R68]-[.Q68]" office:value-type="float" office:value="444" calcext:value-type="float">
            <text:p>444</text:p>
          </table:table-cell>
          <table:table-cell table:style-name="Default" table:formula="of:=[.S68]-[.R68]" office:value-type="float" office:value="918" calcext:value-type="float">
            <text:p>918</text:p>
          </table:table-cell>
          <table:table-cell table:style-name="Default" table:formula="of:=[.T68]-[.S68]" office:value-type="float" office:value="735" calcext:value-type="float">
            <text:p>735</text:p>
          </table:table-cell>
          <table:table-cell table:style-name="Default" table:number-columns-repeated="13"/>
        </table:table-row>
        <table:table-row table:style-name="ro4">
          <table:table-cell table:style-name="Default"/>
          <table:table-cell/>
          <table:table-cell table:style-name="Default" table:number-columns-repeated="13"/>
          <table:table-cell table:style-name="Default" table:formula="of:=SUM([.P46:.P54])" office:value-type="float" office:value="60750" calcext:value-type="float">
            <text:p>60750</text:p>
          </table:table-cell>
          <table:table-cell table:style-name="Default" table:formula="of:=SUM([.Q46:.Q54])" office:value-type="float" office:value="60985" calcext:value-type="float">
            <text:p>60985</text:p>
          </table:table-cell>
          <table:table-cell table:style-name="Default" table:formula="of:=SUM([.R46:.R54])" office:value-type="float" office:value="61429" calcext:value-type="float">
            <text:p>61429</text:p>
          </table:table-cell>
          <table:table-cell table:style-name="Default" table:number-columns-repeated="15"/>
        </table:table-row>
        <table:table-row table:style-name="ro4">
          <table:table-cell table:style-name="Default"/>
          <table:table-cell/>
          <table:table-cell table:style-name="Default" table:number-columns-repeated="14"/>
          <table:table-cell table:style-name="Default" table:formula="of:=[.Q70]-[.P70]" office:value-type="float" office:value="235" calcext:value-type="float">
            <text:p>235</text:p>
          </table:table-cell>
          <table:table-cell table:style-name="Default" table:formula="of:=[.R70]-[.Q70]" office:value-type="float" office:value="444" calcext:value-type="float">
            <text:p>444</text:p>
          </table:table-cell>
          <table:table-cell table:style-name="Default" table:number-columns-repeated="15"/>
        </table:table-row>
        <table:table-row table:style-name="ro4">
          <table:table-cell table:style-name="Default"/>
          <table:table-cell/>
          <table:table-cell table:style-name="Default" table:number-columns-repeated="10"/>
          <table:table-cell table:style-name="Default" table:formula="of:=[.Q68]-[.P68]" office:value-type="float" office:value="235" calcext:value-type="float">
            <text:p>235</text:p>
          </table:table-cell>
          <table:table-cell table:style-name="Default" table:number-columns-repeated="4"/>
          <table:table-cell table:style-name="Default" table:formula="of:=[.R71]/60" office:value-type="float" office:value="7.4" calcext:value-type="float">
            <text:p>7.4</text:p>
          </table:table-cell>
          <table:table-cell table:style-name="Default" table:number-columns-repeated="15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4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 table:number-rows-repeated="6">
          <table:table-cell table:number-columns-repeated="11"/>
        </table:table-row>
        <table:table-row table:style-name="ro4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4" table:number-rows-repeated="7">
          <table:table-cell table:number-columns-repeated="11"/>
        </table:table-row>
        <table:table-row table:style-name="ro4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4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4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4" table:number-rows-repeated="104851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4">
          <table:table-cell office:value-type="string" calcext:value-type="string">
            <text:p>Besuche</text:p>
          </table:table-cell>
        </table:table-row>
        <table:table-row table:style-name="ro4">
          <table:table-cell/>
        </table:table-row>
        <table:table-row table:style-name="ro5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4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4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4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4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4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4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5:Budged.AMJ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4" number:language="en" number:country="US">
      <number:day/>
      <number:text>-</number:text>
      <number:month number:textual="true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1.2$Linux_X86_64 LibreOffice_project/40$Build-2</meta:generator>
    <dc:date>2022-11-24T13:01:31.064618792</dc:date>
    <meta:editing-duration>P11DT17H48M</meta:editing-duration>
    <meta:editing-cycles>206</meta:editing-cycles>
    <meta:print-date>2022-04-06T01:20:02.443000000</meta:print-date>
    <meta:document-statistic meta:table-count="5" meta:cell-count="1258" meta:object-count="0"/>
  </office:meta>
</office:document-meta>
</file>